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Numbering_20_123">
      <style:text-properties officeooo:paragraph-rsid="003fbf79"/>
    </style:style>
    <style:style style:name="P4" style:family="paragraph" style:parent-style-name="Standard" style:list-style-name="Numbering_20_123">
      <style:text-properties officeooo:paragraph-rsid="004b4190"/>
    </style:style>
    <style:style style:name="P5" style:family="paragraph" style:parent-style-name="Standard" style:list-style-name="Numbering_20_123">
      <style:text-properties officeooo:paragraph-rsid="00452ac7"/>
    </style:style>
    <style:style style:name="P6" style:family="paragraph" style:parent-style-name="Standard" style:list-style-name="Numbering_20_123">
      <style:text-properties fo:font-size="11.5pt" officeooo:paragraph-rsid="00292079" style:font-size-asian="11.5pt" style:font-size-complex="11.5pt"/>
    </style:style>
    <style:style style:name="T1" style:family="text">
      <style:text-properties officeooo:rsid="001f3dd0"/>
    </style:style>
    <style:style style:name="T2" style:family="text">
      <style:text-properties officeooo:rsid="001f7969"/>
    </style:style>
    <style:style style:name="T3" style:family="text">
      <style:text-properties officeooo:rsid="00208a08"/>
    </style:style>
    <style:style style:name="T4" style:family="text">
      <style:text-properties officeooo:rsid="002144c4"/>
    </style:style>
    <style:style style:name="T5" style:family="text">
      <style:text-properties officeooo:rsid="002343bf"/>
    </style:style>
    <style:style style:name="T6" style:family="text">
      <style:text-properties officeooo:rsid="002482a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6e5a2"/>
    </style:style>
    <style:style style:name="T9" style:family="text">
      <style:text-properties officeooo:rsid="00292079"/>
    </style:style>
    <style:style style:name="T10" style:family="text">
      <style:text-properties officeooo:rsid="002a995c"/>
    </style:style>
    <style:style style:name="T11" style:family="text">
      <style:text-properties officeooo:rsid="002b4f49"/>
    </style:style>
    <style:style style:name="T12" style:family="text">
      <style:text-properties officeooo:rsid="002dc1b6"/>
    </style:style>
    <style:style style:name="T13" style:family="text">
      <style:text-properties style:text-position="super 58%" fo:font-size="11.5pt" officeooo:rsid="0033ea7c" style:font-size-asian="11.5pt" style:font-size-complex="11.5pt"/>
    </style:style>
    <style:style style:name="T14" style:family="text">
      <style:text-properties fo:font-variant="normal" fo:text-transform="none" fo:color="#000000" loext:opacity="100%" style:font-name="Times New Roman" fo:font-size="11.5pt" fo:letter-spacing="normal" fo:font-style="normal" fo:font-weight="normal" style:font-size-asian="11.5pt" style:font-size-complex="11.5pt" loext:padding="0cm" loext:border="none"/>
    </style:style>
    <style:style style:name="T15" style:family="text">
      <style:text-properties fo:font-variant="normal" fo:text-transform="none" fo:color="#000000" loext:opacity="100%" style:font-name="Times New Roman" fo:font-size="11.5pt" fo:letter-spacing="normal" fo:font-style="normal" fo:font-weight="normal" officeooo:rsid="003bfc44" style:font-size-asian="11.5pt" style:font-size-complex="11.5pt" loext:padding="0cm" loext:border="none"/>
    </style:style>
    <style:style style:name="T16" style:family="text">
      <style:text-properties fo:font-variant="normal" fo:text-transform="none" fo:color="#000000" loext:opacity="100%" style:font-name="Times New Roman" fo:font-size="11.5pt" fo:letter-spacing="normal" fo:font-style="normal" fo:font-weight="normal" officeooo:rsid="003c06cc" style:font-size-asian="11.5pt" style:font-size-complex="11.5pt" loext:padding="0cm" loext:border="none"/>
    </style:style>
    <style:style style:name="T17" style:family="text">
      <style:text-properties fo:font-variant="normal" fo:text-transform="none" fo:color="#000000" loext:opacity="100%" style:font-name="Times New Roman" fo:font-size="11.5pt" fo:letter-spacing="normal" fo:font-style="normal" fo:font-weight="normal" officeooo:rsid="00452ac7" style:font-size-asian="11.5pt" style:font-size-complex="11.5pt" loext:padding="0cm" loext:border="none"/>
    </style:style>
    <style:style style:name="T18" style:family="text">
      <style:text-properties fo:font-variant="normal" fo:text-transform="none" fo:color="#000000" loext:opacity="100%" style:font-name="Times New Roman" fo:font-size="11.5pt" fo:letter-spacing="normal" fo:font-style="normal" fo:font-weight="normal" officeooo:rsid="0047fbfe" style:font-size-asian="11.5pt" style:font-size-complex="11.5pt" loext:padding="0cm" loext:border="none"/>
    </style:style>
    <style:style style:name="T19" style:family="text">
      <style:text-properties fo:font-variant="normal" fo:text-transform="none" fo:color="#000000" loext:opacity="100%" style:font-name="Times New Roman" fo:font-size="11.5pt" fo:letter-spacing="normal" fo:font-style="normal" fo:font-weight="normal" officeooo:rsid="00447557" style:font-size-asian="11.5pt" style:font-size-complex="11.5pt" loext:padding="0cm" loext:border="none"/>
    </style:style>
    <style:style style:name="T20" style:family="text">
      <style:text-properties fo:font-variant="normal" fo:text-transform="none" fo:color="#000000" loext:opacity="100%" style:font-name="Times New Roman" fo:font-size="11.5pt" fo:letter-spacing="normal" fo:font-style="normal" fo:font-weight="normal" officeooo:rsid="00493e08" style:font-size-asian="11.5pt" style:font-size-complex="11.5pt" loext:padding="0cm" loext:border="none"/>
    </style:style>
    <style:style style:name="T21" style:family="text">
      <style:text-properties fo:font-variant="normal" fo:text-transform="none" fo:color="#000000" loext:opacity="100%" style:font-name="Times New Roman" fo:font-size="11.5pt" fo:letter-spacing="normal" fo:font-style="normal" fo:font-weight="normal" officeooo:rsid="004b4190" style:font-size-asian="11.5pt" style:font-size-complex="11.5pt" loext:padding="0cm" loext:border="none"/>
    </style:style>
    <style:style style:name="T22" style:family="text">
      <style:text-properties fo:font-variant="normal" fo:text-transform="none" fo:color="#000000" loext:opacity="100%" style:font-name="Times New Roman" fo:font-size="11.5pt" fo:letter-spacing="normal" fo:font-style="normal" fo:font-weight="normal" officeooo:rsid="004c1f8f" style:font-size-asian="11.5pt" style:font-size-complex="11.5pt" loext:padding="0cm" loext:border="none"/>
    </style:style>
    <style:style style:name="T23" style:family="text">
      <style:text-properties fo:font-variant="normal" fo:text-transform="none" fo:color="#000000" loext:opacity="100%" style:font-name="Times New Roman" fo:font-size="11.5pt" fo:letter-spacing="normal" fo:font-style="normal" fo:font-weight="normal" officeooo:rsid="004f20cd" style:font-size-asian="11.5pt" style:font-size-complex="11.5pt" loext:padding="0cm" loext:border="none"/>
    </style:style>
    <style:style style:name="T24" style:family="text">
      <style:text-properties fo:font-variant="normal" fo:text-transform="none" fo:color="#000000" loext:opacity="100%" style:font-name="Times New Roman" fo:font-size="11.5pt" fo:letter-spacing="normal" fo:font-style="normal" fo:font-weight="normal" officeooo:rsid="0050d56f" style:font-size-asian="11.5pt" style:font-size-complex="11.5pt" loext:padding="0cm" loext:border="none"/>
    </style:style>
    <style:style style:name="T25" style:family="text">
      <style:text-properties fo:font-variant="normal" fo:text-transform="none" fo:color="#000000" loext:opacity="100%" style:text-position="super 58%" style:font-name="Times New Roman" fo:font-size="11.5pt" fo:letter-spacing="normal" fo:font-style="normal" fo:font-weight="normal" officeooo:rsid="0042397c" style:font-size-asian="11.5pt" style:font-size-complex="11.5pt" loext:padding="0cm" loext:border="none"/>
    </style:style>
    <style:style style:name="T26" style:family="text">
      <style:text-properties fo:color="#000000" loext:opacity="100%" style:font-name="Times New Roman" fo:font-size="11.5pt" style:font-size-asian="11.5pt" style:font-size-complex="11.5pt"/>
    </style:style>
    <style:style style:name="T27" style:family="text">
      <style:text-properties fo:color="#000000" loext:opacity="100%" style:font-name="Times New Roman" fo:font-size="11.5pt" officeooo:rsid="003b5fa8" style:font-size-asian="11.5pt" style:font-size-complex="11.5pt"/>
    </style:style>
    <style:style style:name="T28" style:family="text">
      <style:text-properties fo:color="#000000" loext:opacity="100%" style:font-name="Times New Roman" fo:font-size="11.5pt" officeooo:rsid="004c1f8f" style:font-size-asian="11.5pt" style:font-size-complex="11.5pt"/>
    </style:style>
    <style:style style:name="T29" style:family="text">
      <style:text-properties fo:color="#000000" loext:opacity="100%" fo:font-size="11.5pt" officeooo:rsid="0047fbfe" style:font-size-asian="11.5pt" style:font-size-complex="11.5pt"/>
    </style:style>
    <style:style style:name="T30" style:family="text">
      <style:text-properties fo:color="#000000" loext:opacity="100%" fo:font-size="11.5pt" officeooo:rsid="00452ac7" style:font-size-asian="11.5pt" style:font-size-complex="11.5pt"/>
    </style:style>
    <style:style style:name="T31" style:family="text">
      <style:text-properties fo:font-size="11.5pt" style:font-size-asian="11.5pt"/>
    </style:style>
    <style:style style:name="T32" style:family="text">
      <style:text-properties fo:font-size="11.5pt" officeooo:rsid="002e0575" style:font-size-asian="11.5pt" style:font-size-complex="11.5pt"/>
    </style:style>
    <style:style style:name="T33" style:family="text">
      <style:text-properties fo:font-size="11.5pt" officeooo:rsid="002f5804" style:font-size-asian="11.5pt" style:font-size-complex="11.5pt"/>
    </style:style>
    <style:style style:name="T34" style:family="text">
      <style:text-properties fo:font-size="11.5pt" officeooo:rsid="00302160" style:font-size-asian="11.5pt" style:font-size-complex="11.5pt"/>
    </style:style>
    <style:style style:name="T35" style:family="text">
      <style:text-properties fo:font-size="11.5pt" officeooo:rsid="00323ec7" style:font-size-asian="11.5pt" style:font-size-complex="11.5pt"/>
    </style:style>
    <style:style style:name="T36" style:family="text">
      <style:text-properties fo:font-size="11.5pt" officeooo:rsid="00322877" style:font-size-asian="11.5pt" style:font-size-complex="11.5pt"/>
    </style:style>
    <style:style style:name="T37" style:family="text">
      <style:text-properties fo:font-size="11.5pt" officeooo:rsid="0032a63c" style:font-size-asian="11.5pt" style:font-size-complex="11.5pt"/>
    </style:style>
    <style:style style:name="T38" style:family="text">
      <style:text-properties fo:font-size="11.5pt" officeooo:rsid="0033559f" style:font-size-asian="11.5pt" style:font-size-complex="11.5pt"/>
    </style:style>
    <style:style style:name="T39" style:family="text">
      <style:text-properties fo:font-size="11.5pt" officeooo:rsid="0033ea7c" style:font-size-asian="11.5pt" style:font-size-complex="11.5pt"/>
    </style:style>
    <style:style style:name="T40" style:family="text">
      <style:text-properties fo:font-size="11.5pt" officeooo:rsid="0038367d" style:font-size-asian="11.5pt" style:font-size-complex="11.5pt"/>
    </style:style>
    <style:style style:name="T41" style:family="text">
      <style:text-properties fo:font-size="11.5pt" officeooo:rsid="00354a76" style:font-size-asian="11.5pt" style:font-size-complex="11.5pt"/>
    </style:style>
    <style:style style:name="T42" style:family="text">
      <style:text-properties fo:font-size="11.5pt" officeooo:rsid="003638ed" style:font-size-asian="11.5pt" style:font-size-complex="11.5pt"/>
    </style:style>
    <style:style style:name="T43" style:family="text">
      <style:text-properties fo:font-size="11.5pt" officeooo:rsid="0038e313" style:font-size-asian="11.5pt" style:font-size-complex="11.5pt"/>
    </style:style>
    <style:style style:name="T44" style:family="text">
      <style:text-properties fo:font-size="11.5pt" officeooo:rsid="003b5fa8" style:font-size-asian="11.5pt" style:font-size-complex="11.5pt"/>
    </style:style>
    <style:style style:name="T45" style:family="text">
      <style:text-properties fo:font-size="11.5pt" officeooo:rsid="003bfc44" style:font-size-asian="11.5pt" style:font-size-complex="11.5pt"/>
    </style:style>
    <style:style style:name="T46" style:family="text">
      <style:text-properties fo:font-size="11.5pt" officeooo:rsid="003c06cc" style:font-size-asian="11.5pt" style:font-size-complex="11.5pt"/>
    </style:style>
    <style:style style:name="T47" style:family="text">
      <style:text-properties fo:font-size="11.5pt" officeooo:rsid="003dc7ad" style:font-size-asian="11.5pt" style:font-size-complex="11.5pt"/>
    </style:style>
    <style:style style:name="T48" style:family="text">
      <style:text-properties fo:font-size="11.5pt" officeooo:rsid="003f64bb" style:font-size-asian="11.5pt" style:font-size-complex="11.5pt"/>
    </style:style>
    <style:style style:name="T49" style:family="text">
      <style:text-properties fo:font-size="11.5pt" officeooo:rsid="00447557" style:font-size-asian="11.5pt" style:font-size-complex="11.5pt"/>
    </style:style>
    <style:style style:name="T50" style:family="text">
      <style:text-properties fo:font-size="11.5pt" officeooo:rsid="004c1f8f" style:font-size-asian="11.5pt"/>
    </style:style>
    <style:style style:name="T51" style:family="text">
      <style:text-properties fo:font-size="11.5pt" officeooo:rsid="004f20cd" style:font-size-asian="11.5pt"/>
    </style:style>
    <style:style style:name="T52" style:family="text">
      <style:text-properties officeooo:rsid="00527d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ania do egzaminu inżynierskiego z Informatyki – <text:span text:style-name="T52">Rafał Bańka</text:span></text:p>
      <text:p text:style-name="P2"/>
      <text:p text:style-name="P2">Algorytmy i struktury danych<text:line-break/></text:p>
      <text:list text:style-name="Numbering_20_123">
        <text:list-item>
          <text:p text:style-name="P6"><text:span text:style-name="T7">Podstawowe techniki algorytmiczne: metoda dziel i zwyciężaj, metoda zachłanna oraz metoda programowania dynamicznego.</text:span><text:line-break/><text:line-break/><text:span text:style-name="T1">Metoda dziel i zwyciężaj – polega na dzielenie problemu na mniejsze pod-problemy, podobne do pierwszego. Następnie </text:span><text:span text:style-name="T3">dan</text:span><text:span text:style-name="T1">e pod-problemy są dzielone na mniejsze części,<text:line-break/>aż do momentu, gdy s</text:span><text:span text:style-name="T2">taną się</text:span><text:span text:style-name="T1"> łatwe do rozwiązania. </text:span><text:span text:style-name="T4">Na końc</text:span><text:span text:style-name="T5">u</text:span><text:span text:style-name="T4"> pod-problemy są łączone, dając końcowy wynik.<text:line-break/><text:line-break/></text:span><text:span text:style-name="T5">Metoda zachłanna – polega na </text:span><text:span text:style-name="T6">podejmowaniu decyzji, które są najkorzystniejsze w danej chwili, </text:span><text:span text:style-name="T8">licząc na znalezienie </text:span><text:span text:style-name="T12">globalnego,</text:span><text:span text:style-name="T8"> optymalnego rozwiązania</text:span><text:span text:style-name="T6">.<text:line-break/><text:line-break/>Metoda programowania dynamicznego – </text:span><text:span text:style-name="T9">podobnie jak w metodzie </text:span><text:span text:style-name="T1">dziel i zwyciężaj,</text:span><text:span text:style-name="T9"> dany problem dzieli się na mniejsze pod-problemy. </text:span><text:span text:style-name="T10">Jednakże metoda ta zapisuje wyniki rozwiązanych pod-problemów w tabeli. Dzięki czemu algorytm nie rozwiązuje ponownie tego samego pod-problemu. </text:span><text:span text:style-name="T11">Metoda ta jest zwykle wykorzystywana w problemach optymalizacyjnych.</text:span><text:span text:style-name="T6"><text:line-break/></text:span></text:p>
        </text:list-item>
        <text:list-item>
          <text:p text:style-name="P3"><text:span text:style-name="T32">Wybrane algorytmy sortowania: przez wstawianie, wybór, bąbelkowe, mergesort, heapsort, quicksort; złożoność powyższych algorytmów.<text:line-break/><text:line-break/></text:span><text:span text:style-name="T33">Sortowanie </text:span><text:span text:style-name="T32">przez wstawianie – </text:span><text:span text:style-name="T34">algorytm tworzy zbiór posortowany </text:span><text:span text:style-name="T35">wyciągają</text:span><text:span text:style-name="T34">c dany element<text:line-break/>ze zbioru nieposortowanego. Następnie </text:span><text:span text:style-name="T35">wyciągany</text:span><text:span text:style-name="T34"> jest kolejny nieposortowany element<text:line-break/>do zboru posortowanego, </text:span><text:span text:style-name="T36">gdzie porównywany jest ze znajdującymi się w nim elementami</text:span><text:span text:style-name="T34">.<text:line-break/></text:span><text:span text:style-name="T36">Jeśli wyciągnięty element </text:span><text:span text:style-name="T37">nieposortowany</text:span><text:span text:style-name="T36"> jest mniejszy bądź równy elementowi posortowanemu, porównywanie zostaje zakończone i </text:span><text:span text:style-name="T38">wyciągnięty</text:span><text:span text:style-name="T36"> element jest wstawiany przed tym posortowanym elementem. </text:span><text:span text:style-name="T39">Złożoność </text:span><text:span text:style-name="T40">czasowa</text:span><text:span text:style-name="T39"> algorytmu wynosi O(n</text:span><text:span text:style-name="T13">2</text:span><text:span text:style-name="T39">).<text:line-break/><text:line-break/></text:span><text:span text:style-name="T41">Sortowanie przez wybór – </text:span><text:span text:style-name="T42">w zbiorze elementów wybierany jest najmniejszy element</text:span><text:span text:style-name="T41">,<text:line-break/>który zamieniany jest miejscami z pierwszym elementem tego zbioru. </text:span><text:span text:style-name="T42">Wstawiony, najmniejszy element jest posortowany i pomija się go w dalszy</text:span><text:span text:style-name="T40">ch </text:span><text:span text:style-name="T43">obliczeniach</text:span><text:span text:style-name="T42">.<text:line-break/></text:span><text:span text:style-name="T39">Złożoność </text:span><text:span text:style-name="T40">czasowa</text:span><text:span text:style-name="T39"> algorytmu wynosi O(n</text:span><text:span text:style-name="T13">2</text:span><text:span text:style-name="T39">).</text:span><text:span text:style-name="T32"><text:line-break/><text:line-break/></text:span><text:span text:style-name="T44">Sortowanie bąbelkowe – </text:span><text:span text:style-name="T45">algorytm </text:span><text:span text:style-name="T46">rozpoczyna cykl i</text:span><text:span text:style-name="T45"> wybiera pierwszy element ze zbioru,<text:line-break/></text:span><text:span text:style-name="T46">a następnie</text:span><text:span text:style-name="T45"> porównuje go z sąsiednim elementem. </text:span><text:span text:style-name="T46">Jeżeli pierwszy element jest większy od sąsiedniego, to elementy zostają zamienione miejscami. Cykl jest </text:span><text:span text:style-name="T47">powtarzany do momentu gdy największy element jest na końcu listy zbioru. </text:span><text:span text:style-name="T48">Algorytm rozpoczyna ponownie cykl i wykonuje tą samą czynność. </text:span><text:span text:style-name="T39">Złożoność </text:span><text:span text:style-name="T40">czasowa</text:span><text:span text:style-name="T39"> algorytmu wynosi O(n</text:span><text:span text:style-name="T13">2</text:span><text:span text:style-name="T39">).</text:span><text:span text:style-name="T44"><text:line-break/><text:line-break/>Sortowanie </text:span><text:span text:style-name="T45">przez scalanie (</text:span><text:span text:style-name="T14">Mergesort</text:span><text:span text:style-name="T15">)</text:span><text:span text:style-name="T14"> – </text:span><text:span text:style-name="T15">algorytm oparty</text:span><text:span text:style-name="T14"> jest na </text:span><text:span text:style-name="T15">metodzie</text:span><text:span text:style-name="T14"> <text:line-break/>"Dziel i Zwyciężaj". Podstawowym pomysłem Mergesorta jest podział listy (lub tablicy) na dwie mniejsze części, rekurencyjne posortowanie każdej z tych części, a następnie scalenie ich w jedną, uporządkowaną listę. Proces ten jest powtarzany, aż lista zostanie w pełni posortowana. Proces ten kontynuowany jest aż do wyczerpania wszystkich elementów w obu podlistach.</text:span><text:span text:style-name="T26"> </text:span><text:span text:style-name="T14">Złożoność czasowa wynosi O(n log n).<text:line-break/><text:line-break/></text:span><text:span text:style-name="T16">Sortowanie szybkie - algorytm sortowania, który dzieli listę na części za pomocą wybranego elementu pivot, a następnie rekurencyjnie sortuje te części. Ma średnią złożoność czasową<text:line-break/>O(n log n), ale może osiągnąć O(n</text:span><text:span text:style-name="T25">2</text:span><text:span text:style-name="T16">) w najgorszym przypadku. Jest szybki i działa w miejscu,<text:line-break/>co oznacza, że nie wymaga dodatkowej pamięci.</text:span><text:span text:style-name="T27"><text:line-break/></text:span></text:p>
        </text:list-item>
        <text:list-item>
          <text:p text:style-name="P4"><text:soft-page-break/><text:span text:style-name="T49">Podstawowe algorytmy grafowe: najlżejsze ścieżki oraz przeszukiwania grafów.<text:line-break/><text:line-break/></text:span><text:span text:style-name="T29">Najlżejsze ścieżki:</text:span><text:span text:style-name="T30"><text:line-break/></text:span><text:span text:style-name="T17">Algorytm Dijkstry - </text:span><text:span text:style-name="T18">z</text:span><text:span text:style-name="T17">najduje najkrótsze ścieżki od jednego źródłowego wierzchołka<text:line-break/>do wszystkich pozostałych w grafie ważonym, gdzie krawędzie mają nieujemne wagi.<text:line-break/></text:span><text:span text:style-name="T18">R</text:span><text:span text:style-name="T17">ozpoczyna od źródłowego wierzchołka i stopniowo odwiedza najbliższe wierzchołki, aktualizując odległości od źródła. </text:span><text:span text:style-name="T18">C</text:span><text:span text:style-name="T17">zęsto stosowany w problemach związanych z trasowaniem w sieciach komunikacyjnych, planowaniem tras w logistyce itp.<text:line-break/><text:line-break/>Algorytm Bellmana-Forda - </text:span><text:span text:style-name="T20">z</text:span><text:span text:style-name="T17">najduje najkrótsze ścieżki od jednego wierzchołka<text:line-break/>do wszystkich pozostałych w grafie ważonym, niekoniecznie z nieujemnymi wagami<text:line-break/>na krawędziach. </text:span><text:span text:style-name="T24">Wykonuje relaksację na</text:span><text:span text:style-name="T17"> krawędzi</text:span><text:span text:style-name="T24">ach</text:span><text:span text:style-name="T17"> wielokrotnie, by znaleźć optymalne ścieżki, aktualizując odległości między wierzchołkami. Używany w grafach z wagami o dowolnym znaku<text:line-break/>i w grafach z potencjalnie ujemnymi cyklami. <text:line-break/><text:line-break/></text:span><text:span text:style-name="T18">P</text:span><text:span text:style-name="T19">rzeszukiwania grafów:<text:line-break/>Przeszukiwanie w szerz (Breadth-First Search – BFS) - </text:span><text:span text:style-name="T21">p</text:span><text:span text:style-name="T19">rzeszukuje graf w sposób wszerz, najpierw odwiedzając wszystkich sąsiadów danego wierzchołka, a następnie przechodząc<text:line-break/>do sąsiadów sąsiadów. Wykorzystuje kolejkę FIFO (First-In-First-Out) do odwiedzania wierzchołków w kolejności od najbliższych do najdalszych. Wykorzystywane do znajdowania najkrótszej ścieżki między dwoma wierzchołkami w nieskierowanym lub skierowanym grafie bez wag na krawędziach.<text:line-break/><text:line-break/>Przeszukiwanie w głąb (Depth-First Search – DFS) - </text:span><text:span text:style-name="T21">p</text:span><text:span text:style-name="T19">rzeszukuje graf w sposób rekurencyjny, idąc jak głęboko się da wzdłuż jednej gałęzi zanim powróci do innych gałęzi. Wykorzystuje stos (stack) lub rekursję do odwiedzania wierzchołków. Wykorzystywane do znajdowania cykli<text:line-break/>w grafie, topologicznego sortowania, rozwiązywania problemów związanych z drzewami<text:line-break/>i grafami. </text:span><text:span text:style-name="T49"><text:line-break/></text:span></text:p>
        </text:list-item>
        <text:list-item>
          <text:p text:style-name="P5"><text:span text:style-name="T31">Algorytmy tekstowe: algorytm KMP oraz algorytm Karpa Rabina.<text:line-break/><text:line-break/></text:span><text:span text:style-name="T50">Algorytm KMP - </text:span><text:span text:style-name="T51">a</text:span><text:span text:style-name="T50">lgorytm KMP sprawdza po kolei każdy znak tekstu, do którego możemy dopasować wzorzec. W momencie, gdy pierwszy znak wzorca oraz aktualnie przetwarzany znak tekstu są takie same, rozpoczynamy sprawdzanie po kolei, czy następne znaki wzorca<text:line-break/>i tekstu są identyczne. Na pierwszy rzut oka metoda ta działa w taki sam sposób, jak metoda naiwna. Usprawnienie pojawia się jednak w momencie, gdy już znaleźliśmy potencjalne dopasowanie, które okazuje się błędne. W takiej sytuacji algorytm KMP pomija sprawdzanie dopasowania na tych następnych pozycjach, które na pewno okażą się błędne.<text:line-break/><text:line-break/></text:span><text:span text:style-name="T22">Algorytm </text:span><text:span text:style-name="T23">Karpa Rabina</text:span><text:span text:style-name="T22"> - <text:s/>to technika do wyszukiwania wzorca w tekście, która wykorzystuje funkcję haszującą, aby przyspieszyć proces. Algorytm ten porównuje hasze fragmentów tekstu<text:line-break/>z haszem wzorca, co pozwala na efektywne znalezienie wszystkich wystąpień wzorca w tekście Jest używany w praktyce do znajdowania wzorców w tekście, a jego główne kroki to obliczanie haszy, porównywanie ich i przesuwanie okna po tekście. Algorytm jest używany w różnych zastosowaniach, takich jak przeszukiwanie plików lub analiza tekstu. Jednakże, warto zaznaczyć, że algorytm może wymagać dodatkowych środków ostrożności w przypadku kolizji haszy, gdzie różne fragmenty tekstu mają te same hasze.</text:span><text:span text:style-name="T28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4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0-27T12:35:00</meta:creation-date>
    <dc:date>2023-10-08T13:43:44.610000000</dc:date>
    <meta:editing-duration>PT4H19M18S</meta:editing-duration>
    <meta:editing-cycles>55</meta:editing-cycles>
    <meta:generator>LibreOffice/7.5.0.3$Windows_X86_64 LibreOffice_project/c21113d003cd3efa8c53188764377a8272d9d6de</meta:generator>
    <meta:initial-creator>Beata</meta:initial-creator>
    <meta:document-statistic meta:table-count="0" meta:image-count="0" meta:object-count="0" meta:page-count="2" meta:paragraph-count="6" meta:word-count="811" meta:character-count="6178" meta:non-whitespace-character-count="5344"/>
  </office:meta>
</office:document-meta>
</file>